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fo:background-color="#ffff00"/>
    </style:style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</text:p>
      <text:p text:style-name="Preformatted_20_Text"><text:s/>* Copyright (c) 1995, 2008, Oracle and/or its affiliates. All rights reserved.</text:p>
      <text:p text:style-name="Preformatted_20_Text"><text:s/>*</text:p>
      <text:p text:style-name="Preformatted_20_Text"><text:s/>* Redistribution and use in source and binary forms, with or without</text:p>
      <text:p text:style-name="Preformatted_20_Text"><text:s/>* modification, are permitted provided that the following conditions</text:p>
      <text:p text:style-name="Preformatted_20_Text"><text:s/>* are met:</text:p>
      <text:p text:style-name="Preformatted_20_Text"><text:s/>*</text:p>
      <text:p text:style-name="Preformatted_20_Text"><text:s/>* <text:s text:c="2"/>- Redistributions of source code must retain the above copyright</text:p>
      <text:p text:style-name="Preformatted_20_Text"><text:s/>* <text:s text:c="4"/>notice, this list of conditions and the following disclaimer.</text:p>
      <text:p text:style-name="Preformatted_20_Text"><text:s/>*</text:p>
      <text:p text:style-name="Preformatted_20_Text"><text:s/>* <text:s text:c="2"/>- Redistributions in binary form must reproduce the above copyright</text:p>
      <text:p text:style-name="Preformatted_20_Text"><text:s/>* <text:s text:c="4"/>notice, this list of conditions and the following disclaimer in the</text:p>
      <text:p text:style-name="Preformatted_20_Text"><text:s/>* <text:s text:c="4"/>documentation and/or other materials provided with the distribution.</text:p>
      <text:p text:style-name="Preformatted_20_Text"><text:s/>*</text:p>
      <text:p text:style-name="Preformatted_20_Text"><text:s/>* <text:s text:c="2"/>- Neither the name of Oracle or the names of its</text:p>
      <text:p text:style-name="Preformatted_20_Text"><text:s/>* <text:s text:c="4"/>contributors may be used to endorse or promote products derived</text:p>
      <text:p text:style-name="Preformatted_20_Text"><text:s/>* <text:s text:c="4"/>from this software without specific prior written permission.</text:p>
      <text:p text:style-name="Preformatted_20_Text"><text:s/>*</text:p>
      <text:p text:style-name="Preformatted_20_Text"><text:s/>* THIS SOFTWARE IS PROVIDED BY THE COPYRIGHT HOLDERS AND CONTRIBUTORS "AS</text:p>
      <text:p text:style-name="Preformatted_20_Text"><text:s/>* IS" AND ANY EXPRESS OR IMPLIED WARRANTIES, INCLUDING, BUT NOT LIMITED TO,</text:p>
      <text:p text:style-name="Preformatted_20_Text"><text:s/>* THE IMPLIED WARRANTIES OF MERCHANTABILITY AND FITNESS FOR A PARTICULAR</text:p>
      <text:p text:style-name="Preformatted_20_Text"><text:s/>* PURPOSE ARE DISCLAIMED. <text:s/>IN NO EVENT SHALL THE COPYRIGHT OWNER OR</text:p>
      <text:p text:style-name="Preformatted_20_Text"><text:s/>* CONTRIBUTORS BE LIABLE FOR ANY DIRECT, INDIRECT, INCIDENTAL, SPECIAL,</text:p>
      <text:p text:style-name="Preformatted_20_Text"><text:s/>* EXEMPLARY, OR CONSEQUENTIAL DAMAGES (INCLUDING, BUT NOT LIMITED TO,</text:p>
      <text:p text:style-name="Preformatted_20_Text"><text:s/>* PROCUREMENT OF SUBSTITUTE GOODS OR SERVICES; LOSS OF USE, DATA, OR</text:p>
      <text:p text:style-name="Preformatted_20_Text"><text:s/>* PROFITS; OR BUSINESS INTERRUPTION) HOWEVER CAUSED AND ON ANY THEORY OF</text:p>
      <text:p text:style-name="Preformatted_20_Text"><text:s/>* LIABILITY, WHETHER IN CONTRACT, STRICT LIABILITY, OR TORT (INCLUDING</text:p>
      <text:p text:style-name="Preformatted_20_Text"><text:s/>* NEGLIGENCE OR OTHERWISE) ARISING IN ANY WAY OUT OF THE USE OF THIS</text:p>
      <text:p text:style-name="Preformatted_20_Text"><text:s/>* SOFTWARE, EVEN IF ADVISED OF THE POSSIBILITY OF SUCH DAMAGE.</text:p>
      <text:p text:style-name="Preformatted_20_Text"><text:s/>*/ </text:p>
      <text:p text:style-name="Preformatted_20_Text"/>
      <text:p text:style-name="Preformatted_20_Text">package components;</text:p>
      <text:p text:style-name="Preformatted_20_Text">/*</text:p>
      <text:p text:style-name="Preformatted_20_Text"><text:s/>* TextComponentDemo.java requires one additional file:</text:p>
      <text:p text:style-name="Preformatted_20_Text"><text:s/>* <text:s text:c="2"/>DocumentSizeFilter.java</text:p>
      <text:p text:style-name="Preformatted_20_Text"><text:s/>*/</text:p>
      <text:p text:style-name="Preformatted_20_Text"/>
      <text:p text:style-name="Preformatted_20_Text">import java.awt.*;</text:p>
      <text:p text:style-name="Preformatted_20_Text">import java.awt.event.*;</text:p>
      <text:p text:style-name="Preformatted_20_Text">import java.util.HashMap;</text:p>
      <text:p text:style-name="Preformatted_20_Text"/>
      <text:p text:style-name="Preformatted_20_Text">import javax.swing.*;</text:p>
      <text:p text:style-name="Preformatted_20_Text">import javax.swing.text.*;</text:p>
      <text:p text:style-name="Preformatted_20_Text">import javax.swing.event.*;</text:p>
      <text:p text:style-name="Preformatted_20_Text">import javax.swing.undo.*;</text:p>
      <text:p text:style-name="Preformatted_20_Text"/>
      <text:p text:style-name="Preformatted_20_Text">public class TextComponentDemo extends JFrame {</text:p>
      <text:p text:style-name="Preformatted_20_Text"><text:s text:c="4"/>JTextPane textPane;</text:p>
      <text:p text:style-name="Preformatted_20_Text"><text:s text:c="4"/>AbstractDocument doc;</text:p>
      <text:p text:style-name="Preformatted_20_Text"><text:s text:c="4"/>static final int MAX_CHARACTERS = 300;</text:p>
      <text:p text:style-name="Preformatted_20_Text"><text:s text:c="4"/>JTextArea changeLog;</text:p>
      <text:p text:style-name="Preformatted_20_Text"><text:s text:c="4"/>String newline = "\n";</text:p>
      <text:p text:style-name="Preformatted_20_Text"><text:s text:c="4"/>HashMap&lt;Object, Action&gt; actions;</text:p>
      <text:p text:style-name="Preformatted_20_Text"/>
      <text:p text:style-name="Preformatted_20_Text"><text:s text:c="4"/>//undo helpers</text:p>
      <text:p text:style-name="Preformatted_20_Text"><text:s text:c="4"/>protected UndoAction undoAction;</text:p>
      <text:p text:style-name="Preformatted_20_Text"><text:s text:c="4"/>protected RedoAction redoAction;</text:p>
      <text:p text:style-name="Preformatted_20_Text"><text:s text:c="4"/>protected UndoManager undo = new UndoManager();</text:p>
      <text:p text:style-name="Preformatted_20_Text"/>
      <text:p text:style-name="Preformatted_20_Text"><text:s text:c="4"/>public TextComponentDemo() {</text:p>
      <text:p text:style-name="Preformatted_20_Text"><text:s text:c="8"/>super("TextComponentDemo");</text:p>
      <text:p text:style-name="Preformatted_20_Text"/>
      <text:p text:style-name="Preformatted_20_Text"><text:s text:c="8"/><text:span text:style-name="T1">//Create the text pane and configure it.</text:span></text:p>
      <text:p text:style-name="P1"><text:s text:c="8"/>textPane = new JTextPane();</text:p>
      <text:p text:style-name="P1"><text:s text:c="8"/>textPane.setCaretPosition(0);</text:p>
      <text:p text:style-name="P1"><text:s text:c="8"/>textPane.setMargin(new Insets(5,5,5,5));</text:p>
      <text:p text:style-name="Preformatted_20_Text"><text:s text:c="8"/>StyledDocument styledDoc = textPane.getStyledDocument();</text:p>
      <text:p text:style-name="Preformatted_20_Text"><text:s text:c="8"/>if (styledDoc instanceof AbstractDocument) {</text:p>
      <text:p text:style-name="Preformatted_20_Text"><text:s text:c="12"/>doc = (AbstractDocument)styledDoc;</text:p>
      <text:p text:style-name="Preformatted_20_Text"><text:s text:c="12"/>doc.setDocumentFilter(new DocumentSizeFilter(MAX_CHARACTERS));</text:p>
      <text:p text:style-name="Preformatted_20_Text"><text:s text:c="8"/>} else {</text:p>
      <text:p text:style-name="Preformatted_20_Text"><text:s text:c="12"/>System.err.println("Text pane's document isn't an AbstractDocument!");</text:p>
      <text:p text:style-name="Preformatted_20_Text"><text:s text:c="12"/>System.exit(-1);</text:p>
      <text:p text:style-name="Preformatted_20_Text"><text:s text:c="8"/>}</text:p>
      <text:p text:style-name="Preformatted_20_Text"><text:s text:c="8"/><text:span text:style-name="T1">JScrollPane scrollPane = new JScrollPane(textPane);</text:span></text:p>
      <text:p text:style-name="P1"><text:s text:c="8"/>scrollPane.setPreferredSize(new Dimension(200, 200));</text:p>
      <text:p text:style-name="Preformatted_20_Text"/>
      <text:p text:style-name="Preformatted_20_Text"><text:s text:c="8"/>//Create the text area for the status log and configure it.</text:p>
      <text:p text:style-name="Preformatted_20_Text"><text:s text:c="8"/>changeLog = new JTextArea(5, 30);</text:p>
      <text:p text:style-name="Preformatted_20_Text"><text:s text:c="8"/>changeLog.<text:span text:style-name="T1">setEditable(false);</text:span></text:p>
      <text:p text:style-name="Preformatted_20_Text"><text:s text:c="8"/>JScrollPane scrollPaneForLog = new JScrollPane(changeLog);</text:p>
      <text:p text:style-name="Preformatted_20_Text"/>
      <text:p text:style-name="Preformatted_20_Text"><text:s text:c="8"/>//Create a split pane for the change log and the text area.</text:p>
      <text:p text:style-name="Preformatted_20_Text"><text:s text:c="8"/>JSplitPane splitPane = new JSplitPane(</text:p>
      <text:p text:style-name="Preformatted_20_Text"><text:s text:c="39"/>JSplitPane.VERTICAL_SPLIT,</text:p>
      <text:p text:style-name="Preformatted_20_Text"><text:s text:c="39"/>scrollPane, scrollPaneForLog);</text:p>
      <text:p text:style-name="Preformatted_20_Text"><text:s text:c="8"/>splitPane.setOneTouchExpandable(true);</text:p>
      <text:p text:style-name="Preformatted_20_Text"/>
      <text:p text:style-name="Preformatted_20_Text"><text:s text:c="8"/>//Create the status area.</text:p>
      <text:p text:style-name="Preformatted_20_Text"><text:s text:c="8"/>JPanel statusPane = new JPanel(new GridLayout(1, 1));</text:p>
      <text:p text:style-name="Preformatted_20_Text"><text:s text:c="8"/>CaretListenerLabel caretListenerLabel =</text:p>
      <text:p text:style-name="Preformatted_20_Text"><text:s text:c="16"/>new CaretListenerLabel("Caret Status");</text:p>
      <text:p text:style-name="Preformatted_20_Text"><text:s text:c="8"/>statusPane.add(caretListenerLabel);</text:p>
      <text:p text:style-name="Preformatted_20_Text"/>
      <text:p text:style-name="Preformatted_20_Text"><text:s text:c="8"/>//Add the components.</text:p>
      <text:p text:style-name="Preformatted_20_Text"><text:s text:c="8"/><text:span text:style-name="T1">getContentPane().add(splitPane, BorderLayout.CENTER);</text:span></text:p>
      <text:p text:style-name="P1"><text:s text:c="8"/>getContentPane().add(statusPane, BorderLayout.PAGE_END);</text:p>
      <text:p text:style-name="Preformatted_20_Text"/>
      <text:p text:style-name="Preformatted_20_Text"><text:s text:c="8"/>//Set up the menu bar.</text:p>
      <text:p text:style-name="Preformatted_20_Text"><text:s text:c="8"/>actions=createActionTable(textPane);</text:p>
      <text:p text:style-name="Preformatted_20_Text"><text:s text:c="8"/>JMenu editMenu = createEditMenu();</text:p>
      <text:p text:style-name="Preformatted_20_Text"><text:s text:c="8"/>JMenu styleMenu = createStyleMenu();</text:p>
      <text:p text:style-name="Preformatted_20_Text"><text:s text:c="8"/>JMenuBar mb = new JMenuBar();</text:p>
      <text:p text:style-name="Preformatted_20_Text"><text:s text:c="8"/>mb.add(editMenu);</text:p>
      <text:p text:style-name="Preformatted_20_Text"><text:s text:c="8"/>mb.add(styleMenu);</text:p>
      <text:p text:style-name="Preformatted_20_Text"><text:s text:c="8"/>setJMenuBar(mb);</text:p>
      <text:p text:style-name="Preformatted_20_Text"/>
      <text:p text:style-name="Preformatted_20_Text"><text:s text:c="8"/>//Add some key bindings.</text:p>
      <text:p text:style-name="Preformatted_20_Text"><text:s text:c="8"/>addBindings();</text:p>
      <text:p text:style-name="Preformatted_20_Text"/>
      <text:p text:style-name="Preformatted_20_Text"><text:s text:c="8"/>//Put the initial text into the text pane.</text:p>
      <text:p text:style-name="Preformatted_20_Text"><text:s text:c="8"/>initDocument();</text:p>
      <text:p text:style-name="Preformatted_20_Text"><text:s text:c="8"/>textPane.setCaretPosition(0);</text:p>
      <text:p text:style-name="Preformatted_20_Text"/>
      <text:p text:style-name="Preformatted_20_Text"><text:s text:c="8"/>//Start watching for undoable edits and caret changes.</text:p>
      <text:p text:style-name="Preformatted_20_Text"><text:s text:c="8"/>doc.addUndoableEditListener(new MyUndoableEditListener());</text:p>
      <text:p text:style-name="Preformatted_20_Text"><text:s text:c="8"/>textPane.addCaretListener(caretListenerLabel);</text:p>
      <text:p text:style-name="Preformatted_20_Text"><text:s text:c="8"/>doc.addDocumentListener(new MyDocumentListener());</text:p>
      <text:p text:style-name="Preformatted_20_Text"><text:s text:c="4"/>}</text:p>
      <text:p text:style-name="Preformatted_20_Text"/>
      <text:p text:style-name="Preformatted_20_Text"><text:s text:c="4"/>//This listens for and reports caret movements.</text:p>
      <text:p text:style-name="Preformatted_20_Text"><text:s text:c="4"/>protected class CaretListenerLabel extends JLabel</text:p>
      <text:p text:style-name="Preformatted_20_Text"><text:s text:c="39"/>implements CaretListener {</text:p>
      <text:p text:style-name="Preformatted_20_Text"><text:s text:c="8"/>public CaretListenerLabel(String label) {</text:p>
      <text:p text:style-name="Preformatted_20_Text"><text:s text:c="12"/>super(label);</text:p>
      <text:p text:style-name="Preformatted_20_Text"><text:s text:c="8"/>}</text:p>
      <text:p text:style-name="Preformatted_20_Text"/>
      <text:p text:style-name="Preformatted_20_Text"><text:s text:c="8"/>//Might not be invoked from the event dispatch thread.</text:p>
      <text:p text:style-name="Preformatted_20_Text"><text:s text:c="8"/>public void caretUpdate(CaretEvent e) {</text:p>
      <text:p text:style-name="Preformatted_20_Text"><text:s text:c="12"/>displaySelectionInfo(e.getDot(), e.getMark());</text:p>
      <text:p text:style-name="Preformatted_20_Text"><text:s text:c="8"/>}</text:p>
      <text:p text:style-name="Preformatted_20_Text"/>
      <text:p text:style-name="Preformatted_20_Text"><text:s text:c="8"/>//This method can be invoked from any thread. <text:s/>It </text:p>
      <text:p text:style-name="Preformatted_20_Text"><text:s text:c="8"/>//invokes the setText and modelToView methods, which </text:p>
      <text:p text:style-name="Preformatted_20_Text"><text:s text:c="8"/>//must run on the event dispatch thread. We use</text:p>
      <text:p text:style-name="Preformatted_20_Text"><text:s text:c="8"/>//invokeLater to schedule the code for execution</text:p>
      <text:p text:style-name="Preformatted_20_Text"><text:s text:c="8"/>//on the event dispatch thread.</text:p>
      <text:p text:style-name="Preformatted_20_Text"><text:s text:c="8"/>protected void displaySelectionInfo(final int dot,</text:p>
      <text:p text:style-name="Preformatted_20_Text"><text:s text:c="44"/>final int mark) {</text:p>
      <text:p text:style-name="Preformatted_20_Text"><text:s text:c="12"/>SwingUtilities.invokeLater(new Runnable() {</text:p>
      <text:p text:style-name="Preformatted_20_Text"><text:s text:c="16"/>public void run() {</text:p>
      <text:p text:style-name="Preformatted_20_Text"><text:s text:c="20"/>if (dot == mark) { <text:s/>// no selection</text:p>
      <text:p text:style-name="Preformatted_20_Text"><text:s text:c="24"/>try {</text:p>
      <text:p text:style-name="Preformatted_20_Text"><text:s text:c="28"/>Rectangle caretCoords = textPane.modelToView(dot);</text:p>
      <text:p text:style-name="Preformatted_20_Text"><text:s text:c="28"/>//Convert it to view coordinates.</text:p>
      <text:p text:style-name="Preformatted_20_Text"><text:s text:c="28"/>setText("caret: text position: " + dot</text:p>
      <text:p text:style-name="Preformatted_20_Text"><text:s text:c="36"/>+ ", view location = ["</text:p>
      <text:p text:style-name="Preformatted_20_Text"><text:s text:c="36"/>+ caretCoords.x + ", "</text:p>
      <text:p text:style-name="Preformatted_20_Text"><text:s text:c="36"/>+ caretCoords.y + "]"</text:p>
      <text:p text:style-name="Preformatted_20_Text"><text:s text:c="36"/>+ newline);</text:p>
      <text:p text:style-name="Preformatted_20_Text"><text:s text:c="24"/>} catch (BadLocationException ble) {</text:p>
      <text:p text:style-name="Preformatted_20_Text"><text:s text:c="28"/>setText("caret: text position: " + dot + newline);</text:p>
      <text:p text:style-name="Preformatted_20_Text"><text:s text:c="24"/>}</text:p>
      <text:p text:style-name="Preformatted_20_Text"><text:s text:c="20"/>} else if (dot &lt; mark) {</text:p>
      <text:p text:style-name="Preformatted_20_Text"><text:s text:c="24"/>setText("selection from: " + dot</text:p>
      <text:p text:style-name="Preformatted_20_Text"><text:s text:c="32"/>+ " to " + mark + newline);</text:p>
      <text:p text:style-name="Preformatted_20_Text"><text:s text:c="20"/>} else {</text:p>
      <text:p text:style-name="Preformatted_20_Text"><text:s text:c="24"/>setText("selection from: " + mark</text:p>
      <text:p text:style-name="Preformatted_20_Text"><text:s text:c="32"/>+ " to " + dot + newline);</text:p>
      <text:p text:style-name="Preformatted_20_Text"><text:s text:c="20"/>}</text:p>
      <text:p text:style-name="Preformatted_20_Text"><text:s text:c="16"/>}</text:p>
      <text:p text:style-name="Preformatted_20_Text"><text:s text:c="12"/>}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//This one listens for edits that can be undone.</text:p>
      <text:p text:style-name="Preformatted_20_Text"><text:s text:c="4"/>protected class MyUndoableEditListener</text:p>
      <text:p text:style-name="Preformatted_20_Text"><text:s text:c="20"/>implements UndoableEditListener {</text:p>
      <text:p text:style-name="Preformatted_20_Text"><text:s text:c="8"/>public void undoableEditHappened(UndoableEditEvent e) {</text:p>
      <text:p text:style-name="Preformatted_20_Text"><text:s text:c="12"/>//Remember the edit and update the menus.</text:p>
      <text:p text:style-name="Preformatted_20_Text"><text:s text:c="12"/>undo.addEdit(e.getEdit());</text:p>
      <text:p text:style-name="Preformatted_20_Text"><text:s text:c="12"/>undoAction.updateUndoState();</text:p>
      <text:p text:style-name="Preformatted_20_Text"><text:s text:c="12"/>redoAction.updateRedoState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//And this one listens for any changes to the document.</text:p>
      <text:p text:style-name="Preformatted_20_Text"><text:s text:c="4"/>protected class MyDocumentListener</text:p>
      <text:p text:style-name="Preformatted_20_Text"><text:s text:c="20"/>implements DocumentListener {</text:p>
      <text:p text:style-name="Preformatted_20_Text"><text:s text:c="8"/>public void insertUpdate(DocumentEvent e) {</text:p>
      <text:p text:style-name="Preformatted_20_Text"><text:s text:c="12"/>displayEditInfo(e);</text:p>
      <text:p text:style-name="Preformatted_20_Text"><text:s text:c="8"/>}</text:p>
      <text:p text:style-name="Preformatted_20_Text"><text:s text:c="8"/>public void removeUpdate(DocumentEvent e) {</text:p>
      <text:p text:style-name="Preformatted_20_Text"><text:s text:c="12"/>displayEditInfo(e);</text:p>
      <text:p text:style-name="Preformatted_20_Text"><text:s text:c="8"/>}</text:p>
      <text:p text:style-name="Preformatted_20_Text"><text:s text:c="8"/>public void changedUpdate(DocumentEvent e) {</text:p>
      <text:p text:style-name="Preformatted_20_Text"><text:s text:c="12"/>displayEditInfo(e);</text:p>
      <text:p text:style-name="Preformatted_20_Text"><text:s text:c="8"/>}</text:p>
      <text:p text:style-name="Preformatted_20_Text"><text:s text:c="8"/>private void displayEditInfo(DocumentEvent e) {</text:p>
      <text:p text:style-name="Preformatted_20_Text"><text:s text:c="12"/>Document document = e.getDocument();</text:p>
      <text:p text:style-name="Preformatted_20_Text"><text:s text:c="12"/>int changeLength = e.getLength();</text:p>
      <text:p text:style-name="Preformatted_20_Text"><text:s text:c="12"/>changeLog.append(e.getType().toString() + ": " +</text:p>
      <text:p text:style-name="Preformatted_20_Text"><text:s text:c="16"/>changeLength + " character" +</text:p>
      <text:p text:style-name="Preformatted_20_Text"><text:s text:c="16"/>((changeLength == 1) ? ". " : "s. ") +</text:p>
      <text:p text:style-name="Preformatted_20_Text"><text:s text:c="16"/>" Text length = " + document.getLength() +</text:p>
      <text:p text:style-name="Preformatted_20_Text"><text:s text:c="16"/>"." + newline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//Add a couple of emacs key bindings for navigation.</text:p>
      <text:p text:style-name="Preformatted_20_Text"><text:s text:c="4"/>protected void addBindings() {</text:p>
      <text:p text:style-name="Preformatted_20_Text"><text:s text:c="8"/>InputMap inputMap = textPane.getInputMap();</text:p>
      <text:p text:style-name="Preformatted_20_Text"/>
      <text:p text:style-name="Preformatted_20_Text"><text:s text:c="8"/>//Ctrl-b to go backward one character</text:p>
      <text:p text:style-name="Preformatted_20_Text"><text:s text:c="8"/>KeyStroke key = KeyStroke.getKeyStroke(KeyEvent.VK_B, Event.CTRL_MASK);</text:p>
      <text:p text:style-name="Preformatted_20_Text"><text:s text:c="8"/>inputMap.put(key, DefaultEditorKit.backwardAction);</text:p>
      <text:p text:style-name="Preformatted_20_Text"/>
      <text:p text:style-name="Preformatted_20_Text"><text:s text:c="8"/>//Ctrl-f to go forward one character</text:p>
      <text:p text:style-name="Preformatted_20_Text"><text:s text:c="8"/>key = KeyStroke.getKeyStroke(KeyEvent.VK_F, Event.CTRL_MASK);</text:p>
      <text:p text:style-name="Preformatted_20_Text"><text:s text:c="8"/>inputMap.put(key, DefaultEditorKit.forwardAction);</text:p>
      <text:p text:style-name="Preformatted_20_Text"/>
      <text:p text:style-name="Preformatted_20_Text"><text:s text:c="8"/>//Ctrl-p to go up one line</text:p>
      <text:p text:style-name="Preformatted_20_Text"><text:s text:c="8"/>key = KeyStroke.getKeyStroke(KeyEvent.VK_P, Event.CTRL_MASK);</text:p>
      <text:p text:style-name="Preformatted_20_Text"><text:s text:c="8"/>inputMap.put(key, DefaultEditorKit.upAction);</text:p>
      <text:p text:style-name="Preformatted_20_Text"/>
      <text:p text:style-name="Preformatted_20_Text"><text:s text:c="8"/>//Ctrl-n to go down one line</text:p>
      <text:p text:style-name="Preformatted_20_Text"><text:s text:c="8"/>key = KeyStroke.getKeyStroke(KeyEvent.VK_N, Event.CTRL_MASK);</text:p>
      <text:p text:style-name="Preformatted_20_Text"><text:s text:c="8"/>inputMap.put(key, DefaultEditorKit.downAction);</text:p>
      <text:p text:style-name="Preformatted_20_Text"><text:s text:c="4"/>}</text:p>
      <text:p text:style-name="Preformatted_20_Text"/>
      <text:p text:style-name="Preformatted_20_Text"><text:s text:c="4"/>//Create the edit menu.</text:p>
      <text:p text:style-name="Preformatted_20_Text"><text:s text:c="4"/>protected JMenu createEditMenu() {</text:p>
      <text:p text:style-name="Preformatted_20_Text"><text:s text:c="8"/>JMenu menu = new JMenu("Edit");</text:p>
      <text:p text:style-name="Preformatted_20_Text"/>
      <text:p text:style-name="Preformatted_20_Text"><text:s text:c="8"/>//Undo and redo are actions of our own creation.</text:p>
      <text:p text:style-name="Preformatted_20_Text"><text:s text:c="8"/>undoAction = new UndoAction();</text:p>
      <text:p text:style-name="Preformatted_20_Text"><text:s text:c="8"/>menu.add(undoAction);</text:p>
      <text:p text:style-name="Preformatted_20_Text"/>
      <text:p text:style-name="Preformatted_20_Text"><text:s text:c="8"/>redoAction = new RedoAction();</text:p>
      <text:p text:style-name="Preformatted_20_Text"><text:s text:c="8"/>menu.add(redoAction);</text:p>
      <text:p text:style-name="Preformatted_20_Text"/>
      <text:p text:style-name="Preformatted_20_Text"><text:s text:c="8"/>menu.addSeparator();</text:p>
      <text:p text:style-name="Preformatted_20_Text"/>
      <text:p text:style-name="Preformatted_20_Text"><text:s text:c="8"/>//These actions come from the default editor kit.</text:p>
      <text:p text:style-name="Preformatted_20_Text"><text:s text:c="8"/>//Get the ones we want and stick them in the menu.</text:p>
      <text:p text:style-name="Preformatted_20_Text"><text:s text:c="8"/>menu.add(getActionByName(DefaultEditorKit.cutAction));</text:p>
      <text:p text:style-name="Preformatted_20_Text"><text:s text:c="8"/>menu.add(getActionByName(DefaultEditorKit.copyAction));</text:p>
      <text:p text:style-name="Preformatted_20_Text"><text:s text:c="8"/>menu.add(getActionByName(DefaultEditorKit.pasteAction));</text:p>
      <text:p text:style-name="Preformatted_20_Text"/>
      <text:p text:style-name="Preformatted_20_Text"><text:s text:c="8"/>menu.addSeparator();</text:p>
      <text:p text:style-name="Preformatted_20_Text"/>
      <text:p text:style-name="Preformatted_20_Text"><text:s text:c="8"/>menu.add(getActionByName(DefaultEditorKit.selectAllAction));</text:p>
      <text:p text:style-name="Preformatted_20_Text"><text:s text:c="8"/>return menu;</text:p>
      <text:p text:style-name="Preformatted_20_Text"><text:s text:c="4"/>}</text:p>
      <text:p text:style-name="Preformatted_20_Text"/>
      <text:p text:style-name="Preformatted_20_Text"><text:s text:c="4"/>//Create the style menu.</text:p>
      <text:p text:style-name="Preformatted_20_Text"><text:s text:c="4"/>protected JMenu createStyleMenu() {</text:p>
      <text:p text:style-name="Preformatted_20_Text"><text:s text:c="8"/>JMenu menu = new JMenu("Style");</text:p>
      <text:p text:style-name="Preformatted_20_Text"/>
      <text:p text:style-name="Preformatted_20_Text"><text:s text:c="8"/>Action action = new StyledEditorKit.BoldAction();</text:p>
      <text:p text:style-name="Preformatted_20_Text"><text:s text:c="8"/>action.putValue(Action.NAME, "Bold");</text:p>
      <text:p text:style-name="Preformatted_20_Text"><text:s text:c="8"/>menu.add(action);</text:p>
      <text:p text:style-name="Preformatted_20_Text"/>
      <text:p text:style-name="Preformatted_20_Text"><text:s text:c="8"/>action = new StyledEditorKit.ItalicAction();</text:p>
      <text:p text:style-name="Preformatted_20_Text"><text:s text:c="8"/>action.putValue(Action.NAME, "Italic");</text:p>
      <text:p text:style-name="Preformatted_20_Text"><text:s text:c="8"/>menu.add(action);</text:p>
      <text:p text:style-name="Preformatted_20_Text"/>
      <text:p text:style-name="Preformatted_20_Text"><text:s text:c="8"/>action = new StyledEditorKit.UnderlineAction();</text:p>
      <text:p text:style-name="Preformatted_20_Text"><text:s text:c="8"/>action.putValue(Action.NAME, "Underline");</text:p>
      <text:p text:style-name="Preformatted_20_Text"><text:s text:c="8"/>menu.add(action);</text:p>
      <text:p text:style-name="Preformatted_20_Text"/>
      <text:p text:style-name="Preformatted_20_Text"><text:s text:c="8"/>menu.addSeparator();</text:p>
      <text:p text:style-name="Preformatted_20_Text"/>
      <text:p text:style-name="Preformatted_20_Text"><text:s text:c="8"/>menu.add(new StyledEditorKit.FontSizeAction("12", 12));</text:p>
      <text:p text:style-name="Preformatted_20_Text"><text:s text:c="8"/>menu.add(new StyledEditorKit.FontSizeAction("14", 14));</text:p>
      <text:p text:style-name="Preformatted_20_Text"><text:s text:c="8"/>menu.add(new StyledEditorKit.FontSizeAction("18", 18));</text:p>
      <text:p text:style-name="Preformatted_20_Text"/>
      <text:p text:style-name="Preformatted_20_Text"><text:s text:c="8"/>menu.addSeparator();</text:p>
      <text:p text:style-name="Preformatted_20_Text"/>
      <text:p text:style-name="Preformatted_20_Text"><text:s text:c="8"/>menu.add(new StyledEditorKit.FontFamilyAction("Serif",</text:p>
      <text:p text:style-name="Preformatted_20_Text"><text:s text:c="54"/>"Serif"));</text:p>
      <text:p text:style-name="Preformatted_20_Text"><text:s text:c="8"/>menu.add(new StyledEditorKit.FontFamilyAction("SansSerif",</text:p>
      <text:p text:style-name="Preformatted_20_Text"><text:s text:c="54"/>"SansSerif"));</text:p>
      <text:p text:style-name="Preformatted_20_Text"/>
      <text:p text:style-name="Preformatted_20_Text"><text:s text:c="8"/>menu.addSeparator();</text:p>
      <text:p text:style-name="Preformatted_20_Text"/>
      <text:p text:style-name="Preformatted_20_Text"><text:s text:c="8"/>menu.add(new StyledEditorKit.ForegroundAction("Red",</text:p>
      <text:p text:style-name="Preformatted_20_Text"><text:s text:c="54"/>Color.red));</text:p>
      <text:p text:style-name="Preformatted_20_Text"><text:s text:c="8"/>menu.add(new StyledEditorKit.ForegroundAction("Green",</text:p>
      <text:p text:style-name="Preformatted_20_Text"><text:s text:c="54"/>Color.green));</text:p>
      <text:p text:style-name="Preformatted_20_Text"><text:s text:c="8"/>menu.add(new StyledEditorKit.ForegroundAction("Blue",</text:p>
      <text:p text:style-name="Preformatted_20_Text"><text:s text:c="54"/>Color.blue));</text:p>
      <text:p text:style-name="Preformatted_20_Text"><text:s text:c="8"/>menu.add(new StyledEditorKit.ForegroundAction("Black",</text:p>
      <text:p text:style-name="Preformatted_20_Text"><text:s text:c="54"/>Color.black));</text:p>
      <text:p text:style-name="Preformatted_20_Text"/>
      <text:p text:style-name="Preformatted_20_Text"><text:s text:c="8"/>return menu;</text:p>
      <text:p text:style-name="Preformatted_20_Text"><text:s text:c="4"/>}</text:p>
      <text:p text:style-name="Preformatted_20_Text"/>
      <text:p text:style-name="Preformatted_20_Text"><text:s text:c="4"/>protected void initDocument() {</text:p>
      <text:p text:style-name="Preformatted_20_Text"><text:s text:c="8"/>String initString[] =</text:p>
      <text:p text:style-name="Preformatted_20_Text"><text:s text:c="16"/>{ "Use the mouse to place the caret.",</text:p>
      <text:p text:style-name="Preformatted_20_Text"><text:s text:c="18"/>"Use the edit menu to cut, copy, paste, and select text.",</text:p>
      <text:p text:style-name="Preformatted_20_Text"><text:s text:c="18"/>"Also to undo and redo changes.",</text:p>
      <text:p text:style-name="Preformatted_20_Text"><text:s text:c="18"/>"Use the style menu to change the style of the text.",</text:p>
      <text:p text:style-name="Preformatted_20_Text"><text:s text:c="18"/>"Use the arrow keys on the keyboard or these emacs key bindings to move the caret:",</text:p>
      <text:p text:style-name="Preformatted_20_Text"><text:s text:c="18"/>"Ctrl-f, Ctrl-b, Ctrl-n, Ctrl-p." };</text:p>
      <text:p text:style-name="Preformatted_20_Text"/>
      <text:p text:style-name="Preformatted_20_Text"><text:s text:c="8"/>SimpleAttributeSet[] attrs = initAttributes(initString.length);</text:p>
      <text:p text:style-name="Preformatted_20_Text"/>
      <text:p text:style-name="Preformatted_20_Text"><text:s text:c="8"/>try {</text:p>
      <text:p text:style-name="Preformatted_20_Text"><text:s text:c="12"/>for (int i = 0; i &lt; initString.length; i ++) {</text:p>
      <text:p text:style-name="Preformatted_20_Text"><text:s text:c="16"/>doc.insertString(doc.getLength(), initString[i] + newline,</text:p>
      <text:p text:style-name="Preformatted_20_Text"><text:s text:c="24"/>attrs[i]);</text:p>
      <text:p text:style-name="Preformatted_20_Text"><text:s text:c="12"/>}</text:p>
      <text:p text:style-name="Preformatted_20_Text"><text:s text:c="8"/>} catch (BadLocationException ble) {</text:p>
      <text:p text:style-name="Preformatted_20_Text"><text:s text:c="12"/>System.err.println("Couldn't insert initial text."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otected SimpleAttributeSet[] initAttributes(int length) {</text:p>
      <text:p text:style-name="Preformatted_20_Text"><text:s text:c="8"/>//Hard-code some attributes.</text:p>
      <text:p text:style-name="Preformatted_20_Text"><text:s text:c="8"/>SimpleAttributeSet[] attrs = new SimpleAttributeSet[length];</text:p>
      <text:p text:style-name="Preformatted_20_Text"/>
      <text:p text:style-name="Preformatted_20_Text"><text:s text:c="8"/>attrs[0] = new SimpleAttributeSet();</text:p>
      <text:p text:style-name="Preformatted_20_Text"><text:s text:c="8"/>StyleConstants.setFontFamily(attrs[0], "SansSerif");</text:p>
      <text:p text:style-name="Preformatted_20_Text"><text:s text:c="8"/>StyleConstants.setFontSize(attrs[0], 16);</text:p>
      <text:p text:style-name="Preformatted_20_Text"/>
      <text:p text:style-name="Preformatted_20_Text"><text:s text:c="8"/>attrs[1] = new SimpleAttributeSet(attrs[0]);</text:p>
      <text:p text:style-name="Preformatted_20_Text"><text:s text:c="8"/>StyleConstants.setBold(attrs[1], true);</text:p>
      <text:p text:style-name="Preformatted_20_Text"/>
      <text:p text:style-name="Preformatted_20_Text"><text:s text:c="8"/>attrs[2] = new SimpleAttributeSet(attrs[0]);</text:p>
      <text:p text:style-name="Preformatted_20_Text"><text:s text:c="8"/>StyleConstants.setItalic(attrs[2], true);</text:p>
      <text:p text:style-name="Preformatted_20_Text"/>
      <text:p text:style-name="Preformatted_20_Text"><text:s text:c="8"/>attrs[3] = new SimpleAttributeSet(attrs[0]);</text:p>
      <text:p text:style-name="Preformatted_20_Text"><text:s text:c="8"/>StyleConstants.setFontSize(attrs[3], 20);</text:p>
      <text:p text:style-name="Preformatted_20_Text"/>
      <text:p text:style-name="Preformatted_20_Text"><text:s text:c="8"/>attrs[4] = new SimpleAttributeSet(attrs[0]);</text:p>
      <text:p text:style-name="Preformatted_20_Text"><text:s text:c="8"/>StyleConstants.setFontSize(attrs[4], 12);</text:p>
      <text:p text:style-name="Preformatted_20_Text"/>
      <text:p text:style-name="Preformatted_20_Text"><text:s text:c="8"/>attrs[5] = new SimpleAttributeSet(attrs[0]);</text:p>
      <text:p text:style-name="Preformatted_20_Text"><text:s text:c="8"/>StyleConstants.setForeground(attrs[5], Color.red);</text:p>
      <text:p text:style-name="Preformatted_20_Text"/>
      <text:p text:style-name="Preformatted_20_Text"><text:s text:c="8"/>return attrs;</text:p>
      <text:p text:style-name="Preformatted_20_Text"><text:s text:c="4"/>}</text:p>
      <text:p text:style-name="Preformatted_20_Text"/>
      <text:p text:style-name="Preformatted_20_Text"><text:s text:c="4"/>//The following two methods allow us to find an</text:p>
      <text:p text:style-name="Preformatted_20_Text"><text:s text:c="4"/>//action provided by the editor kit by its name.</text:p>
      <text:p text:style-name="Preformatted_20_Text"><text:s text:c="4"/>private HashMap&lt;Object, Action&gt; createActionTable(JTextComponent textComponent) {</text:p>
      <text:p text:style-name="Preformatted_20_Text"><text:s text:c="8"/>HashMap&lt;Object, Action&gt; actions = new HashMap&lt;Object, Action&gt;();</text:p>
      <text:p text:style-name="Preformatted_20_Text"><text:s text:c="8"/>Action[] actionsArray = textComponent.getActions();</text:p>
      <text:p text:style-name="Preformatted_20_Text"><text:s text:c="8"/>for (int i = 0; i &lt; actionsArray.length; i++) {</text:p>
      <text:p text:style-name="Preformatted_20_Text"><text:s text:c="12"/>Action a = actionsArray[i];</text:p>
      <text:p text:style-name="Preformatted_20_Text"><text:s text:c="12"/>actions.put(a.getValue(Action.NAME), a);</text:p>
      <text:p text:style-name="Preformatted_20_Text"><text:s text:c="8"/>}</text:p>
      <text:p text:style-name="Preformatted_20_Text"><text:tab/>return actions;</text:p>
      <text:p text:style-name="Preformatted_20_Text"><text:s text:c="4"/>}</text:p>
      <text:p text:style-name="Preformatted_20_Text"/>
      <text:p text:style-name="Preformatted_20_Text"><text:s text:c="4"/>private Action getActionByName(String name) {</text:p>
      <text:p text:style-name="Preformatted_20_Text"><text:s text:c="8"/>return actions.get(name);</text:p>
      <text:p text:style-name="Preformatted_20_Text"><text:s text:c="4"/>}</text:p>
      <text:p text:style-name="Preformatted_20_Text"/>
      <text:p text:style-name="Preformatted_20_Text"><text:s text:c="4"/>class UndoAction extends AbstractAction {</text:p>
      <text:p text:style-name="Preformatted_20_Text"><text:s text:c="8"/>public UndoAction() {</text:p>
      <text:p text:style-name="Preformatted_20_Text"><text:s text:c="12"/>super("Undo");</text:p>
      <text:p text:style-name="Preformatted_20_Text"><text:s text:c="12"/>setEnabled(false);</text:p>
      <text:p text:style-name="Preformatted_20_Text"><text:s text:c="8"/>}</text:p>
      <text:p text:style-name="Preformatted_20_Text"/>
      <text:p text:style-name="Preformatted_20_Text"><text:s text:c="8"/>public void actionPerformed(ActionEvent e) {</text:p>
      <text:p text:style-name="Preformatted_20_Text"><text:s text:c="12"/>try {</text:p>
      <text:p text:style-name="Preformatted_20_Text"><text:s text:c="16"/>undo.undo();</text:p>
      <text:p text:style-name="Preformatted_20_Text"><text:s text:c="12"/>} catch (CannotUndoException ex) {</text:p>
      <text:p text:style-name="Preformatted_20_Text"><text:s text:c="16"/>System.out.println("Unable to undo: " + ex);</text:p>
      <text:p text:style-name="Preformatted_20_Text"><text:s text:c="16"/>ex.printStackTrace();</text:p>
      <text:p text:style-name="Preformatted_20_Text"><text:s text:c="12"/>}</text:p>
      <text:p text:style-name="Preformatted_20_Text"><text:s text:c="12"/>updateUndoState();</text:p>
      <text:p text:style-name="Preformatted_20_Text"><text:s text:c="12"/>redoAction.updateRedoState();</text:p>
      <text:p text:style-name="Preformatted_20_Text"><text:s text:c="8"/>}</text:p>
      <text:p text:style-name="Preformatted_20_Text"/>
      <text:p text:style-name="Preformatted_20_Text"><text:s text:c="8"/>protected void updateUndoState() {</text:p>
      <text:p text:style-name="Preformatted_20_Text"><text:s text:c="12"/>if (undo.canUndo()) {</text:p>
      <text:p text:style-name="Preformatted_20_Text"><text:s text:c="16"/>setEnabled(true);</text:p>
      <text:p text:style-name="Preformatted_20_Text"><text:s text:c="16"/>putValue(Action.NAME, undo.getUndoPresentationName());</text:p>
      <text:p text:style-name="Preformatted_20_Text"><text:s text:c="12"/>} else {</text:p>
      <text:p text:style-name="Preformatted_20_Text"><text:s text:c="16"/>setEnabled(false);</text:p>
      <text:p text:style-name="Preformatted_20_Text"><text:s text:c="16"/>putValue(Action.NAME, "Undo"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class RedoAction extends AbstractAction {</text:p>
      <text:p text:style-name="Preformatted_20_Text"><text:s text:c="8"/>public RedoAction() {</text:p>
      <text:p text:style-name="Preformatted_20_Text"><text:s text:c="12"/>super("Redo");</text:p>
      <text:p text:style-name="Preformatted_20_Text"><text:s text:c="12"/>setEnabled(false);</text:p>
      <text:p text:style-name="Preformatted_20_Text"><text:s text:c="8"/>}</text:p>
      <text:p text:style-name="Preformatted_20_Text"/>
      <text:p text:style-name="Preformatted_20_Text"><text:s text:c="8"/>public void actionPerformed(ActionEvent e) {</text:p>
      <text:p text:style-name="Preformatted_20_Text"><text:s text:c="12"/>try {</text:p>
      <text:p text:style-name="Preformatted_20_Text"><text:s text:c="16"/>undo.redo();</text:p>
      <text:p text:style-name="Preformatted_20_Text"><text:s text:c="12"/>} catch (CannotRedoException ex) {</text:p>
      <text:p text:style-name="Preformatted_20_Text"><text:s text:c="16"/>System.out.println("Unable to redo: " + ex);</text:p>
      <text:p text:style-name="Preformatted_20_Text"><text:s text:c="16"/>ex.printStackTrace();</text:p>
      <text:p text:style-name="Preformatted_20_Text"><text:s text:c="12"/>}</text:p>
      <text:p text:style-name="Preformatted_20_Text"><text:s text:c="12"/>updateRedoState();</text:p>
      <text:p text:style-name="Preformatted_20_Text"><text:s text:c="12"/>undoAction.updateUndoState();</text:p>
      <text:p text:style-name="Preformatted_20_Text"><text:s text:c="8"/>}</text:p>
      <text:p text:style-name="Preformatted_20_Text"/>
      <text:p text:style-name="Preformatted_20_Text"><text:s text:c="8"/>protected void updateRedoState() {</text:p>
      <text:p text:style-name="Preformatted_20_Text"><text:s text:c="12"/>if (undo.canRedo()) {</text:p>
      <text:p text:style-name="Preformatted_20_Text"><text:s text:c="16"/>setEnabled(true);</text:p>
      <text:p text:style-name="Preformatted_20_Text"><text:s text:c="16"/>putValue(Action.NAME, undo.getRedoPresentationName());</text:p>
      <text:p text:style-name="Preformatted_20_Text"><text:s text:c="12"/>} else {</text:p>
      <text:p text:style-name="Preformatted_20_Text"><text:s text:c="16"/>setEnabled(false);</text:p>
      <text:p text:style-name="Preformatted_20_Text"><text:s text:c="16"/>putValue(Action.NAME, "Redo"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 the GUI and show it. <text:s/>For thread safety,</text:p>
      <text:p text:style-name="Preformatted_20_Text"><text:s text:c="5"/>* this method should be invoked from the</text:p>
      <text:p text:style-name="Preformatted_20_Text"><text:s text:c="5"/>* event dispatch thread.</text:p>
      <text:p text:style-name="Preformatted_20_Text"><text:s text:c="5"/>*/</text:p>
      <text:p text:style-name="Preformatted_20_Text"><text:s text:c="4"/>private static void createAndShowGUI() {</text:p>
      <text:p text:style-name="Preformatted_20_Text"><text:s text:c="8"/>//Create and set up the window.</text:p>
      <text:p text:style-name="Preformatted_20_Text"><text:s text:c="8"/>final TextComponentDemo frame = new TextComponentDemo();</text:p>
      <text:p text:style-name="Preformatted_20_Text"><text:s text:c="8"/>frame.setDefaultCloseOperation(JFrame.EXIT_ON_CLOSE);</text:p>
      <text:p text:style-name="Preformatted_20_Text"/>
      <text:p text:style-name="Preformatted_20_Text"><text:s text:c="8"/>//Display the window.</text:p>
      <text:p text:style-name="Preformatted_20_Text"><text:s text:c="8"/>frame.pack();</text:p>
      <text:p text:style-name="Preformatted_20_Text"><text:s text:c="8"/>frame.setVisible(true);</text:p>
      <text:p text:style-name="Preformatted_20_Text"><text:s text:c="4"/>}</text:p>
      <text:p text:style-name="Preformatted_20_Text"/>
      <text:p text:style-name="Preformatted_20_Text"><text:s text:c="4"/>//The standard main method.</text:p>
      <text:p text:style-name="Preformatted_20_Text"><text:s text:c="4"/>public static void main(String[] args) {</text:p>
      <text:p text:style-name="Preformatted_20_Text"><text:s text:c="8"/>//Schedule a job for the event dispatch thread:</text:p>
      <text:p text:style-name="Preformatted_20_Text"><text:s text:c="8"/>//creating and showing this application's GUI.</text:p>
      <text:p text:style-name="Preformatted_20_Text"><text:s text:c="8"/>SwingUtilities.invokeLater(new Runnable() {</text:p>
      <text:p text:style-name="Preformatted_20_Text"><text:s text:c="12"/>public void run() {</text:p>
      <text:p text:style-name="Preformatted_20_Text"><text:s text:c="16"/>//Turn off metal's use of bold fonts</text:p>
      <text:p text:style-name="Preformatted_20_Text"><text:tab/> <text:s text:c="7"/>UIManager.put("swing.boldMetal", Boolean.FALSE);</text:p>
      <text:p text:style-name="Preformatted_20_Text"><text:tab/><text:tab/>createAndShowGUI();</text:p>
      <text:p text:style-name="Preformatted_20_Text"><text:s text:c="12"/>}</text:p>
      <text:p text:style-name="Preformatted_20_Text"><text:s text:c="8"/>});</text:p>
      <text:p text:style-name="Preformatted_20_Text"><text:s text:c="4"/>}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 Sharp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00:02:41</dc:date>
    <dc:creator>K B</dc:creator>
    <meta:generator>OpenOffice/4.0.0$Unix OpenOffice.org_project/400m3$Build-9702</meta:generator>
    <meta:document-statistic meta:table-count="0" meta:image-count="0" meta:object-count="0" meta:page-count="1" meta:paragraph-count="370" meta:word-count="1404" meta:character-count="15525"/>
    <meta:editing-duration>PT1M9S</meta:editing-duration>
    <meta:editing-cycles>1</meta:editing-cycles>
  </office:meta>
</office:document-meta>
</file>